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2.124cm" style:rel-column-width="8190*"/>
    </style:style>
    <style:style style:name="Table1.B" style:family="table-column">
      <style:table-column-properties style:column-width="6.907cm" style:rel-column-width="26630*"/>
    </style:style>
    <style:style style:name="Table1.C" style:family="table-column">
      <style:table-column-properties style:column-width="3.985cm" style:rel-column-width="15357*"/>
    </style:style>
    <style:style style:name="Table1.A1" style:family="table-cell">
      <style:table-cell-properties fo:padding="0.106cm" fo:border-left="0.035cm solid #808080" fo:border-right="none" fo:border-top="0.035cm solid #808080" fo:border-bottom="0.035cm solid #808080"/>
    </style:style>
    <style:style style:name="Table1.D1" style:family="table-cell">
      <style:table-cell-properties fo:padding="0.106cm" fo:border="0.035cm solid #808080"/>
    </style:style>
    <style:style style:name="Table1.A2" style:family="table-cell">
      <style:table-cell-properties fo:padding="0.106cm" fo:border-left="0.035cm solid #808080" fo:border-right="none" fo:border-top="none" fo:border-bottom="0.035cm solid #808080"/>
    </style:style>
    <style:style style:name="Table1.D2" style:family="table-cell">
      <style:table-cell-properties fo:padding="0.106cm" fo:border-left="0.035cm solid #808080" fo:border-right="0.035cm solid #808080" fo:border-top="none" fo:border-bottom="0.035cm solid #808080"/>
    </style:style>
    <style:style style:name="P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Text_20_body">
      <style:paragraph-properties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margin-top="0cm" fo:margin-bottom="0cm" style:writing-mode="lr-tb"/>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fo:break-before="page"/>
    </style:style>
    <style:style style:name="P10" style:family="paragraph" style:parent-style-name="Table_20_Contents">
      <style:paragraph-properties fo:margin-top="0cm" fo:margin-bottom="0.499cm"/>
    </style:style>
    <style:style style:name="P11" style:family="paragraph" style:parent-style-name="Table_20_Contents">
      <style:paragraph-properties fo:margin-top="0cm" fo:margin-bottom="0.499cm" fo:text-align="start" style:justify-single-word="false"/>
    </style:style>
    <style:style style:name="P12" style:family="paragraph" style:parent-style-name="Text_20_body">
      <style:paragraph-properties fo:margin-top="0cm" fo:margin-bottom="0cm" style:writing-mode="lr-tb"/>
    </style:style>
    <style:style style:name="P13" style:family="paragraph" style:parent-style-name="Text_20_body">
      <style:paragraph-properties fo:margin-top="0cm" fo:margin-bottom="0cm" fo:break-before="page" style:writing-mode="lr-tb"/>
    </style:style>
    <style:style style:name="P14" style:family="paragraph" style:parent-style-name="Standard">
      <style:paragraph-properties fo:text-align="start" style:justify-single-word="false"/>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tyle="italic"/>
    </style:style>
    <style:style style:name="T2" style:family="text">
      <style:text-properties fo:font-variant="normal" fo:text-transform="none" fo:font-style="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stem Design Project</text:p>
      <text:p text:style-name="P5">Group 12 - Robot Unicorn Defenders</text:p>
      <text:p text:style-name="P5">Group report 2</text:p>
      <text:p text:style-name="Standard"/>
      <text:p text:style-name="P5">Jonas Galdikas, Calum Jackson, Daria Kuznetsova, Roberto Bezoari,</text:p>
      <text:p text:style-name="P5">Marc Howarth, Juozas Kaziukenas, Biser Hong, Aleksandar Krastev, Behzad Tabibian</text:p>
      <text:p text:style-name="P5"/>
      <text:p text:style-name="P5">University of Edinburgh</text:p>
      <text:p text:style-name="P5"/>
      <text:p text:style-name="P6">INTRODUCTION</text:p>
      <text:p text:style-name="P6"/>
      <text:p text:style-name="P6">In the second phase of the System Design Project, we broadened our goals from simply focussing on accomplishing the milestone to also planning for the future. This is reflected in the work we have been doing, which includes:</text:p>
      <text:list xml:id="list77249931" text:style-name="L1">
        <text:list-item>
          <text:p text:style-name="P15">Investigating and implementing planning and path-finding algorithms</text:p>
        </text:list-item>
        <text:list-item>
          <text:p text:style-name="P15">Planning basic gaming strategy</text:p>
        </text:list-item>
        <text:list-item>
          <text:p text:style-name="P15">Implementing a simulator for testing strategy and movement</text:p>
          <text:p text:style-name="P15"><text:s text:c="2"/></text:p>
        </text:list-item>
      </text:list>
      <text:p text:style-name="P3"/>
      <text:p text:style-name="P6">TEAM ORGANISATION </text:p>
      <text:p text:style-name="P6"/>
      <text:p text:style-name="P6">After the completion of the first milestone, our group was reorganised in view of our new goals. We wanted to put more focus on programming robot movement, and strategy for the future, so <text:s/>a member of the Vision team was reassigned to Movement and Behaviour. This was also beneficial in aiding the integration of the previously independent Vision system with the Client/Server system controlling the robot’s movement. To facilitate better group coordination and integration, a Team Manager was elected, to oversee whole-group interaction. </text:p>
      <text:p text:style-name="P6"/>
      <text:p text:style-name="P6">CONSTRUCTION</text:p>
      <text:p text:style-name="P6"/>
      <text:p text:style-name="P8">This period of robot construction consisted largely of tuning and adapting the existing design, and troubleshooting a number of problems. Our main goal was to ensure reliable movement in a straight line from the robot, as this was a problem with the robot used for the first milestone.</text:p>
      <text:p text:style-name="P8">While the existing design was an acceptable base to work with, it had a number of problems, predominantly with the wheels. The four wheeled design was significantly flawed, as the two back caster wheels would swivel freely, frequently sending the robot off a straight course. In attempt to fix this problem, we experimented with a large number of different tyres and wheel arrangements. We also acquired two large ball-bearings to use instead of caster wheels at the rear or the robot. These proved much more reliable than casters, as they do not affect the robot’s steering in any way. </text:p>
      <text:p text:style-name="P8">The most successful wheel arrangement proved to be two wide, flat tyres on the front steering wheels, which provided the best traction, and a single ball-bearing at the back, which stabilised the robot without affecting the direction of movement. While this wheel arrangement lessened the degree of the robot’s unreliable movement in a straight line, it did not fix it entirely. Many reasons for this were explored, including differences in motor operation, variations in tyres and aspects of the robot’s gear mechanism. </text:p>
      <text:p text:style-name="P8">Exhaustive testing, some of which is detailed in Appendix N, revealed the following problems:</text:p>
      <text:p text:style-name="P8"/>
      <text:list xml:id="list650423082" text:style-name="L2">
        <text:list-item>
          <text:list>
            <text:list-item>
              <text:list>
                <text:list-item>
                  <text:p text:style-name="P16">The motors being used to power the wheels are of unequal operational standards; one runs at a higher RPM than the other (specifics too small to be measured, but noticeable in the robot’s movement).</text:p>
                </text:list-item>
                <text:list-item>
                  <text:p text:style-name="P16">One of the tyres has less grip than the other, also contributing to the inaccurate movement.</text:p>
                </text:list-item>
              </text:list>
            </text:list-item>
          </text:list>
        </text:list-item>
      </text:list>
      <text:p text:style-name="P8"><text:soft-page-break/>These two faults, while small in themselves, are greatly amplified by the gear system on the robot and the sheer speed of movement. Currently, the configuration of the robot uses the two faults to balance each other out. This is a very undesirable solution to the problem, to be used only until new tyres and possibly replacement motors can be acquired and adequately tested. The motor speed is also currently limited to &lt;650/1000, as at lesser speeds, the deviation from the straight line is much less noticeable.</text:p>
      <text:p text:style-name="P8">After completion of the second milestone, much more testing will be done with different tyres and permutations of the three readily available motors, as well as new ones, if they can be obtained. The primary aim of this is to finally resolve the problem of straight line movement that we have been experiencing. This is a top priority for our group, and we aim to resolve it ASAP. Other plans for the robot include reinforcement of the frame, partly to increase weight, which should ensure more steady motion, and the integration of touch sensors into the robot’s frame for use in the case of collisions. <text:s/></text:p>
      <text:p text:style-name="P6"/>
      <text:p text:style-name="P6">MOVEMENT AND BEHAVIOUR</text:p>
      <text:p text:style-name="P6"/>
      <text:p text:style-name="P6">For the second milestone robot has to be able to ﬁnd the ball and intercept it. To do this successfully, an effective path planning algorithm is required. Implementing such an algorithm and integrating it with the Vision system was the main goal of the movement and behaviour team over this period of the System Design Project. </text:p>
      <text:p text:style-name="P6">One of the most successful algorithms in this field is Potential Functions<text:note text:id="ftn0" text:note-class="footnote"><text:note-citation>1</text:note-citation><text:note-body><text:p text:style-name="Footnote">I. R. N. Roland Siegwart, Introduction to Autonomous Mobile Robots, 1st ed. The MIT Press, 2004.</text:p></text:note-body></text:note>, which has been used to great effect in many existing projects. This algorithm has a <text:s/>number of properties which makes it a good option for the scenario that we are dealing with. In this algorithm, all objects are simulated as electrical charges: according to the rules governing electrical charges two negative charges will repel each other and one positive and one negative charge will attract. In implementing this algorithm, we simulated the ball (the goal position, that is, the target toward which the robot must move) as a negative charge and all other objects- our robot and all possible obstacles, including the opponant and the walls of the pitch- as positive charges. Next, the resultant force is calculated and applied to the robot’s wheels. This is calculated from the attractive and repellent forces acting on the robot. Relative Mathematical equations are described in Appendix B. For each object a power and inﬂuence distance is deﬁned. Power corresponds to how strong the electrical charge is and inﬂuence distance indicates the area of an obstacle’s area of influence on the robot. Behzad also implemented a Matlab program which would draw a graphical representation of the potential field (Appendix C). </text:p>
      <text:p text:style-name="P6">With the PF algorithm calculating the optimal vector for the robot to move along with regards to the forces acting on it, movement commands are then sent to the robot via bluetooth every 200ms.</text:p>
      <text:p text:style-name="P6"/>
      <text:p text:style-name="P6">VISION</text:p>
      <text:p text:style-name="P6"/>
      <text:p text:style-name="P6">SIMULATOR</text:p>
      <text:p text:style-name="P6"/>
      <text:p text:style-name="P6">CONCLUSION</text:p>
      <text:p text:style-name="P9">Appendix A: Robot Movement Testing</text:p>
      <text:p text:style-name="P6"/>
      <text:p text:style-name="P1"/>
      <text:p text:style-name="P1">Robot Movement Testing: Testing the robot’s ability to move forwards in a straight line.</text:p>
      <text:p text:style-name="P2">Goal: Determine why robot does not move forward in a straight line.</text:p>
      <text:p text:style-name="P2">Global conditions: Running program SpeedTest.njx, in which robot moves forwards, then backwards, then spins on the spot, at a motor speed of 700/1000. Single ball bearing rear wheel. Motors labelled A and B, wheels labelled A and B. Battery fully charged.</text:p>
      <text:p text:style-name="P2">Testing ground: Second pitch.</text:p>
      <text:p text:style-name="P2"/>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10">Test Case</text:p>
          </table:table-cell>
          <table:table-cell table:style-name="Table1.A1" office:value-type="string">
            <text:p text:style-name="P10">Test Description</text:p>
          </table:table-cell>
          <table:table-cell table:style-name="Table1.A1" office:value-type="string">
            <text:p text:style-name="P10">Result </text:p>
          </table:table-cell>
          <table:table-cell table:style-name="Table1.D1" office:value-type="string">
            <text:p text:style-name="P10">Comments</text:p>
          </table:table-cell>
        </table:table-row>
        <table:table-row>
          <table:table-cell table:style-name="Table1.A2" office:value-type="string">
            <text:p text:style-name="P10">1</text:p>
          </table:table-cell>
          <table:table-cell table:style-name="Table1.A2" office:value-type="string">
            <text:p text:style-name="P10">Motor A, wheel A on left, plugged into motor port A. Motor B, wheel B on right, plugged into motor port C. Run 5 times. </text:p>
          </table:table-cell>
          <table:table-cell table:style-name="Table1.A2" office:value-type="string">
            <text:p text:style-name="P10">Robot veered strongly to the left 5/5 times.</text:p>
          </table:table-cell>
          <table:table-cell table:style-name="Table1.D2" office:value-type="string">
            <text:p text:style-name="P10"/>
          </table:table-cell>
        </table:table-row>
        <table:table-row>
          <table:table-cell table:style-name="Table1.A2" office:value-type="string">
            <text:p text:style-name="P10">2</text:p>
          </table:table-cell>
          <table:table-cell table:style-name="Table1.A2" office:value-type="string">
            <text:p text:style-name="P10">Motor A, wheel A on left, plugged into motor port C. Motor B, wheel B on right, plugged into motor port A. Run 5 times. </text:p>
          </table:table-cell>
          <table:table-cell table:style-name="Table1.A2" office:value-type="string">
            <text:p text:style-name="P10">Robot veered to left strongly four times out of five and only slightly once.</text:p>
          </table:table-cell>
          <table:table-cell table:style-name="Table1.D2" office:value-type="string">
            <text:p text:style-name="P10">Motor ports do not seem to be a factor.</text:p>
          </table:table-cell>
        </table:table-row>
        <table:table-row>
          <table:table-cell table:style-name="Table1.A2" office:value-type="string">
            <text:p text:style-name="P10">3</text:p>
          </table:table-cell>
          <table:table-cell table:style-name="Table1.A2" office:value-type="string">
            <text:p text:style-name="P10">Motor A, wheel B on left, plugged into motor port A. Motor B, wheel A on right, plugged into motor port C. Run 5 times. </text:p>
          </table:table-cell>
          <table:table-cell table:style-name="Table1.A2" office:value-type="string">
            <text:p text:style-name="P10">Robot veered slightly to the right four times out of five and slightly to the left once. </text:p>
          </table:table-cell>
          <table:table-cell table:style-name="Table1.D2" office:value-type="string">
            <text:p text:style-name="P10"/>
          </table:table-cell>
        </table:table-row>
        <table:table-row>
          <table:table-cell table:style-name="Table1.A2" office:value-type="string">
            <text:p text:style-name="P10">4</text:p>
          </table:table-cell>
          <table:table-cell table:style-name="Table1.A2" office:value-type="string">
            <text:p text:style-name="P10">Motor A, wheel B on right, plugged into motor port C. Motor B, wheel A on left, plugged into motor port A. Run 5 times. </text:p>
          </table:table-cell>
          <table:table-cell table:style-name="Table1.A2" office:value-type="string">
            <text:p text:style-name="P10">Robot veered strongly to the right 5/5 times.</text:p>
          </table:table-cell>
          <table:table-cell table:style-name="Table1.D2" office:value-type="string">
            <text:p text:style-name="P10">Wheel B seems to be a problem. Robot veers to the side of wheel B; possibly it has less traction, more worn, etc.</text:p>
          </table:table-cell>
        </table:table-row>
        <table:table-row>
          <table:table-cell table:style-name="Table1.A2" office:value-type="string">
            <text:p text:style-name="P10">5</text:p>
          </table:table-cell>
          <table:table-cell table:style-name="Table1.A2" office:value-type="string">
            <text:p text:style-name="P10">Motor B, wheel B on left, plugged into motor port A. Motor A, wheel A on right, plugged into motor port C. Run 5 times. </text:p>
          </table:table-cell>
          <table:table-cell table:style-name="Table1.A2" office:value-type="string">
            <text:p text:style-name="P10">Robot veered to the right very strongly 5/5 times. Worst deviation from course so far.</text:p>
          </table:table-cell>
          <table:table-cell table:style-name="Table1.D2" office:value-type="string">
            <text:p text:style-name="P10">Hypothesis: motor A runs at a slightly different power/speed from motor B? </text:p>
          </table:table-cell>
        </table:table-row>
        <table:table-row>
          <table:table-cell table:style-name="Table1.A2" office:value-type="string">
            <text:p text:style-name="P10">6</text:p>
          </table:table-cell>
          <table:table-cell table:style-name="Table1.A2" office:value-type="string">
            <text:p text:style-name="P10">Motor B wheel B on left, plugged into motor port C. Motor A, wheel A on right, plugged into motor port A. Run 5 times. </text:p>
          </table:table-cell>
          <table:table-cell table:style-name="Table1.A2" office:value-type="string">
            <text:p text:style-name="P10">Robot veered to the right 5/5 times.</text:p>
          </table:table-cell>
          <table:table-cell table:style-name="Table1.D2" office:value-type="string">
            <text:p text:style-name="P10">Ports not a factor.</text:p>
          </table:table-cell>
        </table:table-row>
        <text:soft-page-break/>
        <table:table-row>
          <table:table-cell table:style-name="Table1.A2" office:value-type="string">
            <text:p text:style-name="P10">7</text:p>
          </table:table-cell>
          <table:table-cell table:style-name="Table1.A2" office:value-type="string">
            <text:p text:style-name="P10">Motor B, wheel A on left, plugged into motor port C. Motor A, wheel B on right, plugged into motor port A. Run 10 times, as results from first 5 runs were very ambiguous. </text:p>
          </table:table-cell>
          <table:table-cell table:style-name="Table1.A2" office:value-type="string">
            <text:p text:style-name="P11">-Robot veered to the left strongly once, and slightly twice. </text:p>
            <text:p text:style-name="P11">-Robot veered to the right strongly twice and slightly three times. </text:p>
            <text:p text:style-name="P11">-Robot retained a straight course twice.</text:p>
          </table:table-cell>
          <table:table-cell table:style-name="Table1.D2" office:value-type="string">
            <text:p text:style-name="P10">Possibly the faults in one of the motors and one of the wheels cancel each other out? However, the sheer speed of the robot amplifies even a slight deviation from the straight <text:span text:style-name="T1">as it is positioned</text:span><text:span text:style-name="T2">.</text:span></text:p>
          </table:table-cell>
        </table:table-row>
      </table:table>
      <text:p text:style-name="P4"/>
      <text:p text:style-name="P4">Conclusions: A combination of unequal motor power and unequal wheel wear cause the robot to veer off course. The robot’s speed and low weight causes these deviations to be amplified.</text:p>
      <text:p text:style-name="P4"/>
      <text:p text:style-name="P4">Possible Solutions: Acquire totally new wheels with minimal wear. IF POSSIBLE try new motors, if some can be acquired. Finally, limit the robot’s top speed, as these deviations from the straight only occur to such a large extent when the motor speed is set to &gt; 650/1000. </text:p>
      <text:p text:style-name="P13">Appendix B: Relative Equations</text:p>
      <text:p text:style-name="P4"/>
      <text:p text:style-name="P4"/>
      <text:p text:style-name="P4">Appendix C: Matlab PF Models</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2-08T16:14:23</meta:creation-date>
    <dc:date>2011-02-09T12:03:26</dc:date>
    <dc:creator>Daria Kuznetsova</dc:creator>
    <meta:editing-duration>PT01H20M48S</meta:editing-duration>
    <meta:editing-cycles>5</meta:editing-cycles>
    <meta:generator>OpenOffice.org/3.2$Linux OpenOffice.org_project/320m12$Build-9483</meta:generator>
    <meta:document-statistic meta:table-count="1" meta:image-count="0" meta:object-count="0" meta:page-count="5" meta:paragraph-count="72" meta:word-count="1531" meta:character-count="8973"/>
  </office:meta>
</office:document-meta>
</file>